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Normal">
      <style:paragraph-properties fo:text-align="start" style:justify-single-word="false" fo:break-before="page"/>
      <style:text-properties fo:font-size="12pt"/>
    </style:style>
    <style:style style:name="P2" style:family="paragraph" style:parent-style-name="Normal">
      <style:paragraph-properties fo:text-align="center" style:justify-single-word="false" fo:break-before="page"/>
      <style:text-properties fo:font-size="12pt" fo:language="ru" fo:country="RU"/>
    </style:style>
    <style:style style:name="P3" style:family="paragraph" style:parent-style-name="Normal">
      <style:paragraph-properties fo:text-align="start" style:justify-single-word="false"/>
      <style:text-properties fo:font-size="12pt"/>
    </style:style>
    <style:style style:name="P4" style:family="paragraph" style:parent-style-name="Normal">
      <style:paragraph-properties fo:text-align="center" style:justify-single-word="false"/>
      <style:text-properties fo:font-size="12pt" fo:language="ru" fo:country="RU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Text_20_body">
      <style:text-properties style:font-name="Courier" officeooo:rsid="001db1f1" officeooo:paragraph-rsid="001db1f1"/>
    </style:style>
    <style:style style:name="P8" style:family="paragraph" style:parent-style-name="Text_20_body">
      <style:text-properties style:font-name="Courier" officeooo:rsid="001e0122" officeooo:paragraph-rsid="001e0122"/>
    </style:style>
    <style:style style:name="P9" style:family="paragraph" style:parent-style-name="Text_20_body">
      <style:text-properties style:font-name="Courier" officeooo:rsid="001e0122" officeooo:paragraph-rsid="001e0122"/>
    </style:style>
    <style:style style:name="P10" style:family="paragraph" style:parent-style-name="Text_20_body">
      <style:text-properties style:font-name="Courier" officeooo:rsid="001db1f1" officeooo:paragraph-rsid="001f2899"/>
    </style:style>
    <style:style style:name="P11" style:family="paragraph" style:parent-style-name="Text_20_body">
      <style:text-properties style:font-name="Liberation Serif" officeooo:rsid="001f2899" officeooo:paragraph-rsid="001f2899"/>
    </style:style>
    <style:style style:name="P12" style:family="paragraph" style:parent-style-name="Text_20_body">
      <style:text-properties style:font-name="Courier" officeooo:rsid="001f2899" officeooo:paragraph-rsid="001f2899"/>
    </style:style>
    <style:style style:name="T1" style:family="text">
      <style:text-properties fo:language="ru" fo:country="RU"/>
    </style:style>
    <style:style style:name="T2" style:family="text">
      <style:text-properties officeooo:rsid="001f28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Министерство образования Нижегородской области</text:p>
        <text:p text:style-name="P4">Государственное бюджетное образовательное учреждение</text:p>
        <text:p text:style-name="P4">среднего профессионального образования</text:p>
        <text:p text:style-name="P4">«Нижегородский радиотехнический колледж»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ОТЧЁТ</text:p>
        <text:p text:style-name="P4">по лабораторной работе №2</text:p>
        <text:p text:style-name="P4">ТЕМА «BASH»</text:p>
        <text:p text:style-name="P5"><text:span text:style-name="T1">Дисциплина «</text:span>Технология применения программных средств защиты информационных систем<text:span text:style-name="T1">»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>Выполнил</text:p>
              <text:p text:style-name="P3">студент</text:p>
              <text:p text:style-name="P3">группы 2Ис-13-2с</text:p>
              <text:p text:style-name="P3">Старостьянц А.М.</text:p>
            </table:table-cell>
            <table:table-cell office:value-type="string">
              <text:p text:style-name="P1">Проверил</text:p>
              <text:p text:style-name="P3">преподаватель</text:p>
              <text:p text:style-name="P3">Слугин В.Г.</text:p>
            </table:table-cell>
          </table:table-row>
        </table:table>
        <text:p text:style-name="P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6">г. Нижний Новгород</text:p>
        <text:p text:style-name="P6">2015 г.</text:p>
        <text:h text:style-name="Heading_20_1" text:outline-level="1"><text:soft-page-break/>Создание скрипта</text:h>
        <text:p text:style-name="P7">nano script2.sh</text:p>
        <text:h text:style-name="Heading_20_2" text:outline-level="2">Сделать файл скрипта исполняемым</text:h>
        <text:p text:style-name="P8">chmod +x script2.sh</text:p>
        <text:h text:style-name="Heading_20_2" text:outline-level="2">Запуск скрипта</text:h>
        <text:p text:style-name="P8">./script2.sh</text:p>
        <text:p text:style-name="P11">В случае запуска скрипта на съемном носителе не с EXT4 файловой системой, его нужно запускать утилитой bash:</text:p>
        <text:p text:style-name="P12">bash script2.sh</text:p>
        <text:h text:style-name="Heading_20_2" text:outline-level="2">Листинг script2.sh</text:h>
        <text:p text:style-name="P10">#<text:span text:style-name="T2">!/bin/bash</text:span></text:p>
        <text:p text:style-name="P10"><text:span text:style-name="T2"></text:span></text:p>
        <text:p text:style-name="P10"><text:span text:style-name="T2">filename="sysinfo.html"</text:span></text:p>
        <text:p text:style-name="P10"><text:span text:style-name="T2"></text:span></text:p>
        <text:p text:style-name="P10"><text:span text:style-name="T2">echo '&lt;html&gt;' &gt; $filename</text:span></text:p>
        <text:p text:style-name="P10"><text:span text:style-name="T2">echo ' <text:s/>&lt;head&gt;' &gt;&gt; $filename</text:span></text:p>
        <text:p text:style-name="P10"><text:span text:style-name="T2">echo ' <text:s text:c="9"/>&lt;link rel="stylesheet" href="https://maxcdn.bootstrapcdn.com/bootstrap/3.3.5/css/bootstrap.min.css"&gt;' &gt;&gt; $filename</text:span></text:p>
        <text:p text:style-name="P10"><text:span text:style-name="T2">echo ' <text:s/>&lt;meta charset="utf-8"&gt;' &gt;&gt; $filename</text:span></text:p>
        <text:p text:style-name="P10"><text:span text:style-name="T2">echo ' <text:s/>&lt;/head&gt;' &gt;&gt; $filename</text:span></text:p>
        <text:p text:style-name="P10"><text:span text:style-name="T2">echo ' <text:s/>&lt;body&gt;' &gt;&gt; $filename</text:span></text:p>
        <text:p text:style-name="P10"><text:span text:style-name="T2">echo ' <text:s text:c="9"/>&lt;h1&gt;Информация об этом компьютере&lt;/h1&gt;' &gt;&gt; $filename</text:span></text:p>
        <text:p text:style-name="P10"><text:span text:style-name="T2"></text:span></text:p>
        <text:p text:style-name="P10"><text:span text:style-name="T2"># код для создания таблицы с характеристиками компьютера</text:span></text:p>
        <text:p text:style-name="P10"><text:span text:style-name="T2"></text:span></text:p>
        <text:p text:style-name="P10"><text:span text:style-name="T2">lshw -short &gt;&gt; /tmp/file</text:span></text:p>
        <text:p text:style-name="P10"><text:span text:style-name="T2">hdd=$(df -h | sed 3,10d | sed 1,1d | awk -F " " {'print $2'})</text:span></text:p>
        <text:p text:style-name="P10"><text:span text:style-name="T2">ram=$(cat /tmp/file | grep "memory" | sed 2,1d | awk -F " " </text:span><text:soft-page-break/><text:span text:style-name="T2">{'print $3'})</text:span></text:p>
        <text:p text:style-name="P10"><text:span text:style-name="T2">kernel=$(uname -a | awk -F " " {'print $1,$3'}) </text:span></text:p>
        <text:p text:style-name="P10"><text:span text:style-name="T2">cpu=$(cat /proc/cpuinfo | grep "model name" | awk -F ":" {'print $2'})</text:span></text:p>
        <text:p text:style-name="P10"><text:span text:style-name="T2">audio=$(cat /tmp/file | grep "multimedia" | sed 2,1d | awk -F " " {'print $3,$4,$5,$6'})</text:span></text:p>
        <text:p text:style-name="P10"><text:span text:style-name="T2"></text:span></text:p>
        <text:p text:style-name="P10"><text:span text:style-name="T2">echo ' <text:s text:c="9"/>&lt;table class="table" border=1&gt;' &gt;&gt; $filename</text:span></text:p>
        <text:p text:style-name="P10"><text:span text:style-name="T2">echo " <text:s text:c="33"/>&lt;tr&gt;&lt;td&gt;&lt;strong&gt;Модель процессора&lt;/strong&gt;&lt;/td&gt;&lt;td&gt;$cpu&lt;/td&gt;&lt;/tr&gt;" &gt;&gt; $filename</text:span></text:p>
        <text:p text:style-name="P10"><text:span text:style-name="T2">echo " <text:s text:c="33"/>&lt;tr&gt;&lt;td&gt;&lt;strong&gt;Оперативная память&lt;/strong&gt;&lt;/td&gt;&lt;td&gt;$ram&lt;/td&gt;&lt;/tr&gt;" &gt;&gt; $filename</text:span></text:p>
        <text:p text:style-name="P10"><text:span text:style-name="T2">echo " <text:s text:c="33"/>&lt;tr&gt;&lt;td&gt;&lt;strong&gt;Ядро ОС&lt;/strong&gt;&lt;/td&gt;&lt;td&gt;$kernel&lt;/td&gt;&lt;/tr&gt;" &gt;&gt; $filename</text:span></text:p>
        <text:p text:style-name="P10"><text:span text:style-name="T2">echo " <text:s text:c="33"/>&lt;tr&gt;&lt;td&gt;&lt;strong&gt;Размер диска&lt;/strong&gt;&lt;/td&gt;&lt;td&gt;$hdd&lt;/td&gt;&lt;/tr&gt;" &gt;&gt; $filename</text:span></text:p>
        <text:p text:style-name="P10"><text:span text:style-name="T2">echo " <text:s text:c="33"/>&lt;tr&gt;&lt;td&gt;&lt;strong&gt;Звуковая карта&lt;/strong&gt;&lt;/td&gt;&lt;td&gt;$audio&lt;/td&gt;&lt;/tr&gt;" &gt;&gt; $filename</text:span></text:p>
        <text:p text:style-name="P10"><text:span text:style-name="T2">echo ' <text:s text:c="9"/>&lt;/table&gt;' &gt;&gt; $filename</text:span></text:p>
        <text:p text:style-name="P10"><text:span text:style-name="T2">echo ' <text:s/>&lt;/body&gt;' &gt;&gt; $filename</text:span></text:p>
        <text:p text:style-name="P10"><text:span text:style-name="T2">echo ' <text:s/>&lt;/html&gt;' &gt;&gt; $filename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Fri Oct 16 13:50:47 2015
</meta:creation-date>
    <dc:date>2015-10-16T14:18:58.494007850</dc:date>
    <dc:creator>Calculate  user</dc:creator>
    <meta:editing-duration>PT13M45S</meta:editing-duration>
    <meta:editing-cycles>4</meta:editing-cycles>
    <meta:document-statistic meta:table-count="1" meta:image-count="0" meta:object-count="0" meta:page-count="3" meta:paragraph-count="56" meta:word-count="251" meta:character-count="2229" meta:non-whitespace-character-count="1790"/>
  </office:meta>
</office:document-meta>
</file>